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typeTestBean.setCountry2( String countr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xpressionTests.genericApplicatio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ApplicationContextExpressionTests.prototypeCreationReevaluates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pertyValueTestBean.setTb(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TestBean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xpressionTests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ContextExpressionTests.resolveContextualObje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ContextExpressionTests.get( String name , ObjectFactory &lt; ? &gt; objec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estBean.getCountr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xpressionTests.stringConcatenationWithDebug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ValueTestBean.ConstructorValueTestBean( @ Value ( "XXX#{tb0.name}YYY#{mySpecialAttr}ZZZ" ) String name , @ Value ( "#{mySpecialAttr}" ) int age , @ Qualifier ( "original" ) TestBean tb , @ Value ( "${code} #{systemProperties.country}" )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ContextExpressionTests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estBean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estBean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ueTestBean.configure( @ Qualifier ( "original" ) TestBean tb , @ Value ( "XXX#{tb0.name}YYY#{mySpecialAttr}ZZZ" ) String name , @ Value ( "#{mySpecialAttr}" ) int age , @ Value ( "${code} #{systemProperties.country}" )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ValueTest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xpressionTests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xpressionTests.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